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4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widows="1" fo:text-indent="0in" style:auto-text-indent="false"/>
      <style:text-properties fo:font-variant="normal" fo:text-transform="none" fo:color="#000000" style:font-name="Times New Roman" fo:font-size="11pt" fo:letter-spacing="normal" fo:font-style="normal" fo:font-weight="bold" style:font-size-asian="11pt" style:font-size-complex="11pt"/>
    </style:style>
    <style:style style:name="P6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T1" style:family="text">
      <style:text-properties style:font-name="Courier New" fo:font-weight="bold"/>
    </style:style>
    <style:style style:name="T2" style:family="text">
      <style:text-properties style:font-name="Courier New" fo:font-weight="bold" officeooo:rsid="001d1e98"/>
    </style:style>
    <style:style style:name="T3" style:family="text">
      <style:text-properties officeooo:rsid="001d1e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MPSC250 Assignment Information Sheet</text:p>
      <text:p text:style-name="P3">You must submit an information sheet with every assignment.</text:p>
      <text:p text:style-name="P2"><text:span text:style-name="T1">Name:_____</text:span><text:span text:style-name="T2">Gary Miller</text:span><text:span text:style-name="T1">_________________________ Assignment #:</text:span> <text:span text:style-name="T1">____</text:span><text:span text:style-name="T2">Lab 4</text:span><text:span text:style-name="T1">______</text:span></text:p>
      <text:p text:style-name="P2"><text:span text:style-name="T1">Program Due Date:</text:span> <text:span text:style-name="T1">____</text:span><text:span text:style-name="T2">2-26-16</text:span><text:span text:style-name="T1">___________________</text:span></text:p>
      <text:p text:style-name="P2"><text:span text:style-name="T1">Handed in Date:</text:span> <text:span text:style-name="T1">______</text:span><text:span text:style-name="T2">2-26-16</text:span><text:span text:style-name="T1">_________________ </text:span></text:p>
      <text:p text:style-name="P3">Source code file name(s):</text:p>
      <text:p text:style-name="P3">__<text:span text:style-name="T3">NewInsertion.java, MergeInsertion.java, ThreeQuickSort.java</text:span>___</text:p>
      <text:p text:style-name="P3">________________________________________________________________</text:p>
      <text:p text:style-name="P3">Compiled (.jar or .class) file name(s): _<text:span text:style-name="T3">NewInsertion.class, MergeInsertion.class, ThreeQuickSort.class</text:span>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compile without error?:</text:span> <text:span text:style-name="T1">____</text:span><text:span text:style-name="T2">Yes</text:span><text:span text:style-name="T1">_________ </text:span></text:p>
      <text:p text:style-name="P3">If not, what is/are the error(s)?:</text:p>
      <text:p text:style-name="P3">_______<text:span text:style-name="T3">N/a</text:span>_________________________________________________________</text:p>
      <text:p text:style-name="P3">________________________________________________________________</text:p>
      <text:p text:style-name="P3">________________________________________________________________</text:p>
      <text:p text:style-name="P2"><text:span text:style-name="T1">Does your program run without error?:</text:span> <text:span text:style-name="T1">____</text:span><text:span text:style-name="T2">Yes</text:span><text:span text:style-name="T1">_________ </text:span></text:p>
      <text:p text:style-name="P3">If not, what is/are the error(s) and which parts of your program run correctly?:</text:p>
      <text:p text:style-name="P3">________<text:span text:style-name="T3">N/A</text:span>________________________________________________________</text:p>
      <text:p text:style-name="P3">________________________________________________________________</text:p>
      <text:p text:style-name="P4">________________________________________________________________</text:p>
      <text:p text:style-name="P4">________________________________________________________________</text:p>
      <text:p text:style-name="P3">Additional comments (including problems and extra credit):</text:p>
      <text:p text:style-name="P4">_______<text:span text:style-name="T3">N/A</text:span>_________________________________________________________</text:p>
      <text:p text:style-name="P4">________________________________________________________________</text:p>
      <text:p text:style-name="P6">________________________________________________________________</text:p>
      <text:p text:style-name="P6">_____________________________________________________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5:33:56.249815700</meta:creation-date>
    <dc:date>2016-02-26T15:36:47.121790378</dc:date>
    <meta:editing-duration>P0D</meta:editing-duration>
    <meta:editing-cycles>1</meta:editing-cycles>
    <meta:document-statistic meta:table-count="0" meta:image-count="0" meta:object-count="0" meta:page-count="1" meta:paragraph-count="27" meta:word-count="98" meta:character-count="1665" meta:non-whitespace-character-count="1591"/>
    <meta:generator>LibreOffice/4.2.8.2$Linux_X86_64 LibreOffice_project/420m0$Build-2</meta:generator>
  </office:meta>
</office:document-meta>
</file>